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f96d" officeooo:paragraph-rsid="0006f96d"/>
    </style:style>
    <style:style style:name="P2" style:family="paragraph" style:parent-style-name="Standard">
      <style:text-properties officeooo:rsid="00088dfd" officeooo:paragraph-rsid="00088dfd"/>
    </style:style>
    <style:style style:name="P3" style:family="paragraph" style:parent-style-name="Standard">
      <style:text-properties officeooo:rsid="000903ff" officeooo:paragraph-rsid="000903ff"/>
    </style:style>
    <style:style style:name="P4" style:family="paragraph" style:parent-style-name="Standard">
      <style:text-properties officeooo:rsid="000903ff" officeooo:paragraph-rsid="000e24a7"/>
    </style:style>
    <style:style style:name="P5" style:family="paragraph" style:parent-style-name="Standard">
      <style:text-properties officeooo:rsid="000a66ae" officeooo:paragraph-rsid="000a66ae"/>
    </style:style>
    <style:style style:name="P6" style:family="paragraph" style:parent-style-name="Standard">
      <style:text-properties officeooo:rsid="000b2308" officeooo:paragraph-rsid="000b2308"/>
    </style:style>
    <style:style style:name="P7" style:family="paragraph" style:parent-style-name="Standard">
      <style:text-properties officeooo:rsid="000b484a" officeooo:paragraph-rsid="000b484a"/>
    </style:style>
    <style:style style:name="P8" style:family="paragraph" style:parent-style-name="Standard">
      <style:text-properties officeooo:rsid="000e24a7" officeooo:paragraph-rsid="000e24a7"/>
    </style:style>
    <style:style style:name="P9" style:family="paragraph" style:parent-style-name="Standard">
      <style:text-properties officeooo:rsid="001a5151" officeooo:paragraph-rsid="001a5151"/>
    </style:style>
    <style:style style:name="P10" style:family="paragraph" style:parent-style-name="Standard">
      <style:text-properties officeooo:rsid="00201934" officeooo:paragraph-rsid="00201934"/>
    </style:style>
    <style:style style:name="T1" style:family="text">
      <style:text-properties officeooo:rsid="0009299f"/>
    </style:style>
    <style:style style:name="T2" style:family="text">
      <style:text-properties officeooo:rsid="000c88bc"/>
    </style:style>
    <style:style style:name="T3" style:family="text">
      <style:text-properties officeooo:rsid="000fe741"/>
    </style:style>
    <style:style style:name="T4" style:family="text">
      <style:text-properties officeooo:rsid="0014ef64"/>
    </style:style>
    <style:style style:name="T5" style:family="text">
      <style:text-properties officeooo:rsid="0015afa1"/>
    </style:style>
    <style:style style:name="T6" style:family="text">
      <style:text-properties officeooo:rsid="001d8e47"/>
    </style:style>
    <style:style style:name="T7" style:family="text">
      <style:text-properties officeooo:rsid="00201934"/>
    </style:style>
    <style:style style:name="T8" style:family="text">
      <style:text-properties officeooo:rsid="002110a0"/>
    </style:style>
    <style:style style:name="T9" style:family="text">
      <style:text-properties officeooo:rsid="00237d05"/>
    </style:style>
    <style:style style:name="T10" style:family="text">
      <style:text-properties officeooo:rsid="0026cbe9"/>
    </style:style>
    <style:style style:name="T11" style:family="text">
      <style:text-properties officeooo:rsid="0026fe63"/>
    </style:style>
    <style:style style:name="T12" style:family="text">
      <style:text-properties officeooo:rsid="00287f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ar GNU Linux 2015.<text:span text:style-name="T12">4</text:span> <text:span text:style-name="T10">Mate Edition </text:span>Users Manual</text:p>
      <text:p text:style-name="P1"/>
      <text:p text:style-name="P2">Introduction</text:p>
      <text:p text:style-name="P2"/>
      <text:p text:style-name="P2">Thank you for your interest in sonar GNU/Linux. This users guide will walk you through the basics of installing, configuring, and using your new free and open source software operating system. If all this sounds a little technical, don't worry, we'll get to all of this in the coming paragraphs.</text:p>
      <text:p text:style-name="P3"/>
      <text:p text:style-name="P8">What is open source software?</text:p>
      <text:p text:style-name="P8"/>
      <text:p text:style-name="P8">In a nutshell, open source software is software that you can run for any purpose, copy to any number of computers, modify and redistribute, either free or for a fee, and fork to make your own software that uses parts of other open source software. This is in contrast to other operating systems, such as <text:span text:style-name="T8">Microsoft </text:span>windows, where you are generally not allowed to see the source code that makes up the operating system. Opinions differ as to whether open source really makes a difference in terms of security or stability, but it is critically important for gnu/linux users</text:p>
      <text:p text:style-name="P8">Sonar is free and open source software. Please note: some of the drivers included in this distribution are proprietary I.E, closed source, in particular some nvidia graphics card drivers, and drivers for some broadcom wireless cards.</text:p>
      <text:p text:style-name="P4"/>
      <text:p text:style-name="P4">What is sonar?</text:p>
      <text:p text:style-name="P3"/>
      <text:p text:style-name="P3">Sonar GNU/Linux, referred to as sonar for easier typing, is a linux distribution specifically optimized for the needs of the visually impaired. It comes out of the box with speech and braille enabled, provided by the orca screen reader, a magnification program, high contrast themes, a font specifically designed to help users with dyslexia read on screen text, as well as assistance for people who have trouble using the keyboard or mouse. It also comes with a tool cal<text:span text:style-name="T1">l</text:span>ed eV<text:span text:style-name="T1">i</text:span>acam, which enables you to control the mouse via a camera, either external or internal. <text:s/><text:span text:style-name="T1">Every version of sonar starts up with the orca screen reader enabled, and predefined keyboard shortcuts. We have also carefully selected only software that is known to be accessible, though of course you can install any software you need or want.</text:span></text:p>
      <text:p text:style-name="P5">We will not cover booting or burning the iso image here, because if you've gotten this far you've already figured this out. We'll start with a tour of the desktop, followed by basic orca configuration. After this, we'll cover configuring aspects of your desktop, including changing keyboard shortcuts. Lastly, we'll cover installation and things you might want to do after installation is complete.</text:p>
      <text:p text:style-name="P5"/>
      <text:p text:style-name="P5"/>
      <text:p text:style-name="P6">The desktop</text:p>
      <text:p text:style-name="P6"/>
      <text:p text:style-name="P6"/>
      <text:p text:style-name="P6">Sonar Comes in <text:span text:style-name="T3">three</text:span> editions, depending on the desktop used. Gnome, which uses the gnome shell desktop environment, and mate, which uses the mate desktop environment. <text:span text:style-name="T4">This Users manual covers the mate edition. Documentation for each desktop is covered on the image for that desktop. The third edition of sonar is known as Sonar command line edition, and does not come with a desktop.</text:span></text:p>
      <text:p text:style-name="P6"/>
      <text:p text:style-name="P6">A tour of the <text:span text:style-name="T7">mate</text:span> desktop</text:p>
      <text:p text:style-name="P7"/>
      <text:p text:style-name="P7">When you first boot sonar, you are presented with the <text:span text:style-name="T7">mate</text:span> desktop. It consists of the following parts. The desktop area is where your desktop icons are stored. <text:span text:style-name="T9">Below</text:span> this is the <text:span text:style-name="T7">bottom</text:span> panel, where you can <text:soft-page-break/>view your apointments, <text:s/>view your bat<text:span text:style-name="T2">t</text:span>ery status, <text:span text:style-name="T2">connect to wired, <text:s/>wireless <text:s/>and mobile broadband networks, connect to bluetooth devices (only applicable if you have <text:s/>bluetooth hardware installed),</text:span> <text:s/>toggle on and off accessibility settings, <text:span text:style-name="T5">and log off or shut down your computer</text:span>. To cycle between the <text:span text:style-name="T7">bottom</text:span> panel <text:span text:style-name="T7">and </text:span>the desktop press control+alt+tab. If you want to minimize all windows and focus on the desktop at any time, press <text:span text:style-name="T11">control</text:span>+<text:span text:style-name="T11">alt+</text:span>d. <text:span text:style-name="T9">Please note: The mate desktop by default has three menus along it's panel. Applications, for installed applications. Places, for frequently used places and bookmarks, and system, for system settings and the control panel. This has been combined into one menu in sonar. If you ever want to go back to the mate default, refer to the mate's built in documentation for how to do this. You can get to mate's help, or any other applicationn's help, by pressing f1 at any time when you're in that application. For mate, this means pressing f1 anywhere in mate, while not focused on an application, so when focused on the desktop.</text:span></text:p>
      <text:p text:style-name="P10"/>
      <text:p text:style-name="P10">The system menu</text:p>
      <text:p text:style-name="P10"/>
      <text:p text:style-name="P10">To access your installed applications or change system settings, you do so by entering the system menu. This is done by pressing alt+f1. Orca should announce “window”. Press the up and down arrows to move around the menu. The layout is as follows. Applications are sorted into categories, such as sound and video, internet, games, graphics, etc. Some applications do appear in multiple categories, usually accessories, since that category is somewhat generic. Beyond this is a “system” menu item. Inside of this menu is a list of all the settings you can change. Pressing enter on one of these items causes a dialog to open where you can change those settings. For example, if you pressed enter on the “accessibility” menu item, the accessibility settings would open. Take some time to explore the menus to familiarize yourself with their layout.</text:p>
      <text:p text:style-name="P10"/>
      <text:p text:style-name="P9">Basic orca configuration</text:p>
      <text:p text:style-name="P9"/>
      <text:p text:style-name="P9">Orca is the screen reader that comes with sonar, and is responsible for reading the desktop to you. It is highly configurable, but we'll simply cover it's basic configuration here. For detailed configuration, please refer to it's built in documentation, available by pressing f1 when in the orca preferences dialog, or by clicking on the “help” button from within the orca preferences.</text:p>
      <text:p text:style-name="P9"/>
      <text:p text:style-name="P9">Adjusting the speech rate</text:p>
      <text:p text:style-name="P9"/>
      <text:p text:style-name="P9">To adjust the speech rate, <text:s/>first open t<text:span text:style-name="T6">h</text:span>e orca preferences. This can be done by pressing the orca key (either the insert key in the desktop mode keyboard layout, the default, or caps lock in the laptop mode layout) and pressing space. Orca should announce, “screen reader preferences. General page tab.” To navigate the preferences dialog, press tab and shift tab. To move between the pages, press control+page up and control+page down. Since we want to adjust the speech rate, press control+page down until you get to the “voice” tab. Press tab until you hear “rate” This is a combo box. To change the settings, press the up and down arrow until the rate is comfortable for you. To reload the orca settings, tab to the “apply” or “ok” button, and press enter. You should hear “screen reader settings reloaded” in your new rat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6:11:44.112948056</meta:creation-date>
    <dc:date>2015-08-08T19:28:34.906055853</dc:date>
    <meta:editing-duration>PT1H22M31S</meta:editing-duration>
    <meta:editing-cycles>38</meta:editing-cycles>
    <meta:generator>LibreOffice/4.4.5.2$Linux_X86_64 LibreOffice_project/40m0$Build-2</meta:generator>
    <meta:document-statistic meta:table-count="0" meta:image-count="0" meta:object-count="0" meta:page-count="2" meta:paragraph-count="19" meta:word-count="1042" meta:character-count="6237" meta:non-whitespace-character-count="5207"/>
  </office:meta>
</office:document-meta>
</file>